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4f8" officeooo:paragraph-rsid="000ff4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tum computing prac</text:p>
      <text:p text:style-name="P1"/>
      <text:p text:style-name="P1">Gates/rotations/bloch sphere</text:p>
      <text:p text:style-name="P1">very simple algorithm (swap test)</text:p>
      <text:p text:style-name="P1"/>
      <text:p text:style-name="P1">Quantum algorithm prc</text:p>
      <text:p text:style-name="P1"/>
      <text:p text:style-name="P1">Grover search problem</text:p>
      <text:p text:style-name="P1">&gt; theory</text:p>
      <text:p text:style-name="P1">&gt; alg implementation</text:p>
      <text:p text:style-name="P1">&gt; quadratic speedup </text:p>
      <text:p text:style-name="P1">Quantum fourier transform on high level</text:p>
      <text:p text:style-name="P1">&gt; visual example</text:p>
      <text:p text:style-name="P1">&gt; exponential speedu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08:17.957871595</meta:creation-date>
    <dc:date>2017-01-09T23:23:07.877353689</dc:date>
    <meta:editing-duration>PT10H4M39S</meta:editing-duration>
    <meta:editing-cycles>1</meta:editing-cycles>
    <meta:document-statistic meta:table-count="0" meta:image-count="0" meta:object-count="0" meta:page-count="1" meta:paragraph-count="11" meta:word-count="36" meta:character-count="249" meta:non-whitespace-character-count="223"/>
    <meta:generator>LibreOffice/5.1.4.2$Linux_X86_64 LibreOffice_project/10m0$Build-2</meta:generator>
  </office:meta>
</office:document-meta>
</file>